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>
        <style:tab-stops>
          <style:tab-stop style:type="left" style:position="4.0361in"/>
        </style:tab-stops>
      </style:paragraph-properties>
    </style:style>
    <style:style style:name="P2" style:parent-style-name="Standa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family="graphic" style:name="a10">
      <style:graphic-properties draw:fill="none" draw:stroke="solid" svg:stroke-width="0.07874in" svg:stroke-color="#000000" svg:stroke-opacity="100%"/>
    </style:style>
    <style:style style:family="graphic" style:name="a11">
      <style:graphic-properties draw:fill="none" draw:stroke="solid" svg:stroke-width="0.07874in" svg:stroke-color="#000000" svg:stroke-opacity="100%"/>
    </style:style>
    <style:style style:family="graphic" style:name="a12">
      <style:graphic-properties draw:fill="none" draw:stroke="solid" svg:stroke-width="0.07874in" svg:stroke-color="#000000" svg:stroke-opacity="100%"/>
    </style:style>
    <style:style style:family="graphic" style:name="a13">
      <style:graphic-properties draw:fill="none" draw:stroke="solid" svg:stroke-width="0.07874in" svg:stroke-color="#000000" svg:stroke-opacity="100%"/>
    </style:style>
    <style:style style:family="graphic" style:name="a14">
      <style:graphic-properties style:wrap="parallel" style:wrap-contour="false" style:horizontal-rel="page" style:vertical-rel="page" style:horizontal-pos="center" style:vertical-pos="from-top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center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ge-content" style:vertical-rel="page" style:horizontal-pos="center" style:vertical-pos="top" draw:luminance="0%" draw:contrast="0%" draw:image-opacity="100%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z-index="251666944" draw:id="id0" draw:style-name="a0" draw:name="Tekstvak 2" text:anchor-type="paragraph" svg:x="0in" svg:y="5.87222in" svg:width="2.3125in" svg:height="1.53611in" style:rel-width="scale" style:rel-height="scale"><draw:text-box><text:p text:style-name="P2">In samenwerking met</text:p></draw:text-box><svg:title/><svg:desc/></draw:frame><draw:g draw:z-index="251663872" draw:name="Groep 16" draw:id="id14" draw:style-name="a14" text:anchor-type="paragraph"><svg:title/><svg:desc/><draw:frame draw:id="id1" draw:style-name="a1" draw:name="Afbeelding 2" svg:x="0.25325in" svg:y="2.60581in" svg:width="1.02345in" svg:height="1.00257in" style:rel-width="scale" style:rel-height="scale"><draw:image xlink:href="media/image1.png" xlink:type="simple" xlink:show="embed" xlink:actuate="onLoad"/><svg:title/><svg:desc/></draw:frame><draw:frame draw:id="id2" draw:style-name="a2" draw:name="Afbeelding 3" svg:x="1.51949in" svg:y="2.59375in" svg:width="1.02345in" svg:height="1.00257in" style:rel-width="scale" style:rel-height="scale"><draw:image xlink:href="media/image1.png" xlink:type="simple" xlink:show="embed" xlink:actuate="onLoad"/><svg:title/><svg:desc/></draw:frame><draw:frame draw:id="id3" draw:style-name="a3" draw:name="Afbeelding 4" svg:x="2.7978in" svg:y="2.60581in" svg:width="1.02345in" svg:height="1.00257in" style:rel-width="scale" style:rel-height="scale"><draw:image xlink:href="media/image1.png" xlink:type="simple" xlink:show="embed" xlink:actuate="onLoad"/><svg:title/><svg:desc/></draw:frame><draw:frame draw:id="id4" draw:style-name="a4" draw:name="Afbeelding 5" svg:x="0.25325in" svg:y="3.88415in" svg:width="1.02345in" svg:height="1.00257in" style:rel-width="scale" style:rel-height="scale"><draw:image xlink:href="media/image1.png" xlink:type="simple" xlink:show="embed" xlink:actuate="onLoad"/><svg:title/><svg:desc/></draw:frame><draw:frame draw:id="id5" draw:style-name="a5" draw:name="Afbeelding 6" svg:x="1.51949in" svg:y="3.87209in" svg:width="1.02345in" svg:height="1.00257in" style:rel-width="scale" style:rel-height="scale"><draw:image xlink:href="media/image1.png" xlink:type="simple" xlink:show="embed" xlink:actuate="onLoad"/><svg:title/><svg:desc/></draw:frame><draw:frame draw:id="id6" draw:style-name="a6" draw:name="Afbeelding 7" svg:x="2.7978in" svg:y="3.88415in" svg:width="1.02345in" svg:height="1.00257in" style:rel-width="scale" style:rel-height="scale"><draw:image xlink:href="media/image1.png" xlink:type="simple" xlink:show="embed" xlink:actuate="onLoad"/><svg:title/><svg:desc/></draw:frame><draw:frame draw:id="id7" draw:style-name="a7" draw:name="Afbeelding 8" svg:x="0.25325in" svg:y="5.16249in" svg:width="1.02345in" svg:height="1.00257in" style:rel-width="scale" style:rel-height="scale"><draw:image xlink:href="media/image1.png" xlink:type="simple" xlink:show="embed" xlink:actuate="onLoad"/><svg:title/><svg:desc/></draw:frame><draw:frame draw:id="id8" draw:style-name="a8" draw:name="Afbeelding 9" svg:x="1.51949in" svg:y="5.13837in" svg:width="1.02345in" svg:height="1.00257in" style:rel-width="scale" style:rel-height="scale"><draw:image xlink:href="media/image1.png" xlink:type="simple" xlink:show="embed" xlink:actuate="onLoad"/><svg:title/><svg:desc/></draw:frame><draw:frame draw:id="id9" draw:style-name="a9" draw:name="Afbeelding 10" svg:x="2.7978in" svg:y="5.16249in" svg:width="1.02345in" svg:height="1.00257in" style:rel-width="scale" style:rel-height="scale"><draw:image xlink:href="media/image1.png" xlink:type="simple" xlink:show="embed" xlink:actuate="onLoad"/><svg:title/><svg:desc/></draw:frame><draw:connector draw:type="line" svg:x1="0in" svg:y1="3.73943in" svg:x2="4.08333in" svg:y2="3.73943in" draw:id="id10" draw:style-name="a10" draw:name="Rechte verbindingslijn 11"><svg:title/><svg:desc/></draw:connector><draw:connector draw:type="line" svg:x1="0in" svg:y1="5.01777in" svg:x2="4.08333in" svg:y2="5.01777in" draw:id="id11" draw:style-name="a11" draw:name="Rechte verbindingslijn 12"><svg:title/><svg:desc/></draw:connector><draw:connector draw:type="line" svg:x1="1.3989in" svg:y1="2.59375in" svg:x2="1.3989in" svg:y2="6.16667in" draw:id="id12" draw:style-name="a12" draw:name="Rechte verbindingslijn 13"><svg:title/><svg:desc/></draw:connector><draw:connector draw:type="line" svg:x1="2.6772in" svg:y1="2.59375in" svg:x2="2.6772in" svg:y2="6.16667in" draw:id="id13" draw:style-name="a13" draw:name="Rechte verbindingslijn 14"><svg:title/><svg:desc/></draw:connector></draw:g><draw:frame draw:z-index="251664896" draw:style-name="a15" draw:name="Afbeelding 15" text:anchor-type="paragraph" svg:x="0in" svg:y="6.37014in" svg:width="5.73194in" svg:height="0.87847in" style:rel-width="scale" style:rel-height="scale"><draw:image xlink:href="media/image2.png" xlink:type="simple" xlink:show="embed" xlink:actuate="onLoad"/><svg:title/><svg:desc/></draw:frame><draw:frame draw:z-index="251649536" draw:style-name="a16" draw:name="Afbeelding 1" text:anchor-type="paragraph" svg:x="0in" svg:y="0in" svg:width="8.33264in" svg:height="3.22847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WW_CharLFO1LVL1" style:family="text">
      <style:text-properties style:use-window-font-color="true"/>
    </style:style>
    <style:style style:name="WW_CharLFO1LVL2" style:family="text">
      <style:text-properties style:use-window-font-color="true"/>
    </style:style>
    <style:style style:name="WW_CharLFO1LVL3" style:family="text">
      <style:text-properties style:use-window-font-color="true"/>
    </style:style>
    <style:style style:name="WW_CharLFO1LVL4" style:family="text">
      <style:text-properties style:use-window-font-color="true"/>
    </style:style>
    <style:style style:name="WW_CharLFO1LVL5" style:family="text">
      <style:text-properties style:use-window-font-color="true"/>
    </style:style>
    <style:style style:name="WW_CharLFO1LVL6" style:family="text">
      <style:text-properties style:use-window-font-color="true"/>
    </style:style>
    <style:style style:name="WW_CharLFO1LVL7" style:family="text">
      <style:text-properties style:use-window-font-color="true"/>
    </style:style>
    <style:style style:name="WW_CharLFO1LVL8" style:family="text">
      <style:text-properties style:use-window-font-color="true"/>
    </style:style>
    <style:style style:name="WW_CharLFO1LVL9" style:family="text">
      <style:text-properties style:use-window-font-color="true"/>
    </style:style>
    <text:list-style style:name="standard" style:display-name="standard">
      <text:list-level-style-bullet text:level="1" text:style-name="WW_CharLFO1LVL1" text:bullet-char="●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bullet>
      <text:list-level-style-bullet text:level="2" text:style-name="WW_CharLFO1LVL2" text:bullet-char="●">
        <style:list-level-properties text:space-before="0.2361in" text:min-label-width="0.2361in" text:list-level-position-and-space-mode="label-alignment">
          <style:list-level-label-alignment text:label-followed-by="listtab" fo:margin-left="0.4722in" fo:text-indent="-0.2361in"/>
        </style:list-level-properties>
      </text:list-level-style-bullet>
      <text:list-level-style-bullet text:level="3" text:style-name="WW_CharLFO1LVL3" text:bullet-char="●">
        <style:list-level-properties text:space-before="0.4722in" text:min-label-width="0.2361in" text:list-level-position-and-space-mode="label-alignment">
          <style:list-level-label-alignment text:label-followed-by="listtab" fo:margin-left="0.7083in" fo:text-indent="-0.2361in"/>
        </style:list-level-properties>
      </text:list-level-style-bullet>
      <text:list-level-style-bullet text:level="4" text:style-name="WW_CharLFO1LVL4" text:bullet-char="●">
        <style:list-level-properties text:space-before="0.7083in" text:min-label-width="0.2361in" text:list-level-position-and-space-mode="label-alignment">
          <style:list-level-label-alignment text:label-followed-by="listtab" fo:margin-left="0.9444in" fo:text-indent="-0.2361in"/>
        </style:list-level-properties>
      </text:list-level-style-bullet>
      <text:list-level-style-bullet text:level="5" text:style-name="WW_CharLFO1LVL5" text:bullet-char="●">
        <style:list-level-properties text:space-before="0.9451in" text:min-label-width="0.2361in" text:list-level-position-and-space-mode="label-alignment">
          <style:list-level-label-alignment text:label-followed-by="listtab" fo:margin-left="1.1812in" fo:text-indent="-0.2361in"/>
        </style:list-level-properties>
      </text:list-level-style-bullet>
      <text:list-level-style-bullet text:level="6" text:style-name="WW_CharLFO1LVL6" text:bullet-char="●">
        <style:list-level-properties text:space-before="1.1812in" text:min-label-width="0.2361in" text:list-level-position-and-space-mode="label-alignment">
          <style:list-level-label-alignment text:label-followed-by="listtab" fo:margin-left="1.4173in" fo:text-indent="-0.2361in"/>
        </style:list-level-properties>
      </text:list-level-style-bullet>
      <text:list-level-style-bullet text:level="7" text:style-name="WW_CharLFO1LVL7" text:bullet-char="●">
        <style:list-level-properties text:space-before="1.4173in" text:min-label-width="0.2361in" text:list-level-position-and-space-mode="label-alignment">
          <style:list-level-label-alignment text:label-followed-by="listtab" fo:margin-left="1.6534in" fo:text-indent="-0.2361in"/>
        </style:list-level-properties>
      </text:list-level-style-bullet>
      <text:list-level-style-bullet text:level="8" text:style-name="WW_CharLFO1LVL8" text:bullet-char="●">
        <style:list-level-properties text:space-before="1.6534in" text:min-label-width="0.2361in" text:list-level-position-and-space-mode="label-alignment">
          <style:list-level-label-alignment text:label-followed-by="listtab" fo:margin-left="1.8895in" fo:text-indent="-0.2361in"/>
        </style:list-level-properties>
      </text:list-level-style-bullet>
      <text:list-level-style-bullet text:level="9" text:style-name="WW_CharLFO1LVL9" text:bullet-char="●">
        <style:list-level-properties text:space-before="1.8895in" text:min-label-width="0.2361in" text:list-level-position-and-space-mode="label-alignment">
          <style:list-level-label-alignment text:label-followed-by="listtab" fo:margin-left="2.1256in" fo:text-indent="-0.2361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endrie Bosch</meta:initial-creator>
    <dc:creator>Hendrie Bosch</dc:creator>
    <meta:creation-date>2022-06-16T22:14:00Z</meta:creation-date>
    <dc:date>2022-06-16T22:14:00Z</dc:date>
    <meta:print-date>2022-06-16T22:02:00Z</meta:print-date>
    <meta:template xlink:href="Normal.dotm" xlink:type="simple"/>
    <meta:editing-cycles>2</meta:editing-cycles>
    <meta:editing-duration>PT180S</meta:editing-duration>
    <meta:document-statistic meta:page-count="1" meta:paragraph-count="1" meta:word-count="0" meta:character-count="4" meta:row-count="1" meta:non-whitespace-character-count="4"/>
  </office:meta>
</office:document-meta>
</file>